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5-03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4-03-1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3-03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2-03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1-03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20-03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9-03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8-03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7-03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6-03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5-03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4-03-1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3-03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2-03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10-03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9-03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8-03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7-03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200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9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7-03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9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41112261201</text:p>
          </table:table-cell>
          <table:table-cell office:value-type="string" calcext:value-type="string">
            <text:p>(C-34- 5) 5dca- 1</text:p>
          </table:table-cell>
          <table:table-cell office:value-type="string" calcext:value-type="string">
            <text:p>198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